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2" svg:font-family="'Lohit Hindi'" style:font-family-generic="modern"/>
    <style:font-face style:name="WenQuanYi Micro Hei1" svg:font-family="'WenQuanYi Micro Hei'" style:font-family-generic="modern"/>
    <style:font-face style:name="Lohit Hindi1" svg:font-family="'Lohit Hindi'" style:font-pitch="variable"/>
    <style:font-face style:name="Miriam" svg:font-family="Miriam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S Sans Serif" svg:font-family="'MS Sans Serif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name-complex="Courier New" style:font-size-complex="16pt" style:font-weight-complex="bold"/>
    </style:style>
    <style:style style:name="P2" style:family="paragraph" style:parent-style-name="Standard">
      <style:text-properties style:font-name="Courier New" fo:font-size="16pt" fo:font-weight="bold" style:font-size-asian="16pt" style:font-weight-asian="bold" style:font-name-complex="Courier New" style:font-size-complex="16pt" style:font-weight-complex="bold"/>
    </style:style>
    <style:style style:name="P3" style:family="paragraph" style:parent-style-name="Standard">
      <style:text-properties style:font-name="Courier New" style:font-name-complex="Courier New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Courier New" style:font-name-complex="Courier New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Courier New" officeooo:paragraph-rsid="0010c292" style:font-name-complex="Courier New"/>
    </style:style>
    <style:style style:name="P7" style:family="paragraph" style:parent-style-name="Standard" style:list-style-name="">
      <style:paragraph-properties fo:margin-left="1in" fo:margin-right="0in" fo:text-indent="-0.25in" style:auto-text-indent="false"/>
      <style:text-properties style:font-name="Courier New" style:font-name-complex="Courier New"/>
    </style:style>
    <style:style style:name="P8" style:family="paragraph" style:parent-style-name="Standard" style:list-style-name="">
      <style:paragraph-properties fo:margin-left="1in" fo:margin-right="0in" fo:text-indent="-0.25in" style:auto-text-indent="false"/>
    </style:style>
    <style:style style:name="P9" style:family="paragraph" style:parent-style-name="Standard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/>
    </style:style>
    <style:style style:name="P12" style:family="paragraph" style:parent-style-name="Standard">
      <style:paragraph-properties fo:margin-left="1in" fo:margin-right="0in" fo:text-indent="-0.5in" style:auto-text-indent="false"/>
      <style:text-properties style:font-name="Courier New" style:font-name-complex="Courier New"/>
    </style:style>
    <style:style style:name="P13" style:family="paragraph" style:parent-style-name="Standard" style:list-style-name="WW8Num2">
      <style:paragraph-properties fo:margin-left="1in" fo:margin-right="0in" fo:text-indent="-0.5in" style:auto-text-indent="false"/>
    </style:style>
    <style:style style:name="P14" style:family="paragraph" style:parent-style-name="Standard" style:list-style-name="WW8Num3">
      <style:paragraph-properties fo:margin-left="1in" fo:margin-right="0in" fo:text-indent="-0.5in" style:auto-text-indent="false"/>
    </style:style>
    <style:style style:name="P15" style:family="paragraph" style:parent-style-name="Standard" style:list-style-name="">
      <style:paragraph-properties fo:margin-left="0.5in" fo:margin-right="0in" fo:text-indent="0in" style:auto-text-indent="false"/>
      <style:text-properties style:font-name="Courier New" style:font-name-complex="Courier New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Courier New" style:font-name-complex="Courier New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Courier New" style:font-name-asian="Courier New" style:font-name-complex="Courier New"/>
    </style:style>
    <style:style style:name="P18" style:family="paragraph" style:parent-style-name="Standard" style:list-style-name="">
      <style:paragraph-properties fo:margin-left="1in" fo:margin-right="0in" fo:text-indent="-0.5in" style:auto-text-indent="false"/>
      <style:text-properties style:font-name="Courier New" style:font-name-complex="Courier New"/>
    </style:style>
    <style:style style:name="P19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name-complex="Courier New" style:font-size-complex="16pt" style:font-weight-complex="bold"/>
    </style:style>
    <style:style style:name="T3" style:family="text">
      <style:text-properties style:font-name="Courier New" fo:font-size="13pt" style:font-size-asian="13pt" style:font-name-complex="Courier New" style:font-size-complex="13pt"/>
    </style:style>
    <style:style style:name="T4" style:family="text">
      <style:text-properties style:font-name="Courier New" fo:font-size="13pt" fo:font-weight="bold" style:font-size-asian="13pt" style:font-weight-asian="bold" style:font-name-complex="Courier New" style:font-size-complex="13pt" style:font-weight-complex="bold"/>
    </style:style>
    <style:style style:name="T5" style:family="text">
      <style:text-properties style:font-name="Courier New" fo:font-weight="bold" style:font-weight-asian="bold" style:font-name-complex="Courier New" style:font-weight-complex="bold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800000" style:font-name="Courier New" style:font-name-complex="Courier New"/>
    </style:style>
    <style:style style:name="T9" style:family="text">
      <style:text-properties fo:color="#800000" style:font-name="Courier New" fo:font-weight="bold" style:font-weight-asian="bold" style:font-name-complex="Courier New" style:font-weight-complex="bold"/>
    </style:style>
    <style:style style:name="T10" style:family="text">
      <style:text-properties fo:color="#0000ff" style:font-name="Courier New" style:font-name-complex="Courier New"/>
    </style:style>
    <style:style style:name="T11" style:family="text">
      <style:text-properties officeooo:rsid="0010c2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<text:tab/><text:tab/></text:span><text:span text:style-name="T2">Exercise CAR.</text:span></text:p>
      <text:p text:style-name="P1"/>
      <text:p text:style-name="P2"><text:tab/>classes <text:s/>car_t , private_t, bus_t</text:p>
      <text:p text:style-name="P3"/>
      <text:p text:style-name="P3">The task is to create 2 kind of classes:</text:p>
      <text:p text:style-name="P3"/>
      <text:p text:style-name="Standard"><text:span text:style-name="T3">a) <text:tab/>class </text:span><text:span text:style-name="T4">car_t </text:span><text:span text:style-name="T3">which describes any kind of car.</text:span></text:p>
      <text:p text:style-name="P3"/>
      <text:p text:style-name="P4"><text:span text:style-name="T1"><text:tab/>Functionality of class </text:span><text:span text:style-name="T5">car_t</text:span><text:span text:style-name="T1">:</text:span></text:p>
      <text:p text:style-name="P6"><text:tab/>1)<text:tab/>CTORs : default and from capacity( 1500cc, 1800cc …) , copy CTOR</text:p>
      <text:p text:style-name="P5"><text:tab/>2) <text:tab/>DTOR</text:p>
      <text:p text:style-name="P4"><text:span text:style-name="T1"><text:tab/>3) <text:tab/>operator= </text:span><text:span text:style-name="T8">- </text:span><text:span text:style-name="T9">think, what can you copy ??</text:span></text:p>
      <text:p text:style-name="P5"><text:tab/>4)<text:tab/>gets the name of the car.”<text:span text:style-name="T11">priavte” / “bus”</text:span></text:p>
      <text:p text:style-name="P7"><text:span text:style-name="T11">5)</text:span>sets and gets type of gear ( standard or automatic )</text:p>
      <text:p text:style-name="P7">(only once !!!! you can't change it) <text:s/></text:p>
      <text:p text:style-name="P5"><text:tab/></text:p>
      <text:p text:style-name="P9"><text:span text:style-name="T6"><text:s text:c="3"/></text:span><text:span text:style-name="T1">5) <text:s text:c="3"/>overloading "operator&lt;" which compares objects by </text:span></text:p>
      <text:p text:style-name="P10"><text:span text:style-name="T6"><text:s/></text:span><text:span text:style-name="T1"><text:tab/>comparison them by capacity. You can compare cars of </text:span></text:p>
      <text:p text:style-name="P5"><text:tab/><text:tab/>different types ( private_t with bus_t )</text:p>
      <text:p text:style-name="P4"><text:span text:style-name="T1"><text:tab/>6)<text:tab/>function that compares 2 cars and returns </text:span><text:span text:style-name="T10">true</text:span><text:span text:style-name="T1"> if both from</text:span></text:p>
      <text:p text:style-name="P4"><text:span text:style-name="T1"><text:tab/><text:tab/>the same type and </text:span><text:span text:style-name="T10">false</text:span><text:span text:style-name="T1"> if from different.</text:span></text:p>
      <text:p text:style-name="P11"/>
      <text:p text:style-name="P12">7) <text:tab/>each car has a unique ID</text:p>
      <text:p text:style-name="P15"/>
      <text:p text:style-name="P11"/>
      <text:p text:style-name="P11"/>
      <text:p text:style-name="P4"><text:span text:style-name="T3">b)<text:tab/>classes </text:span><text:span text:style-name="T4">private_t </text:span><text:span text:style-name="T3">and </text:span><text:span text:style-name="T4">bus_t <text:s/></text:span><text:span text:style-name="T3">are real implementations</text:span></text:p>
      <text:p text:style-name="P10"><text:span text:style-name="T3"><text:tab/>of class </text:span><text:span text:style-name="T4">car_t. </text:span></text:p>
      <text:p text:style-name="P11"/>
      <text:p text:style-name="P3"/>
      <text:p text:style-name="Standard"><text:span text:style-name="T1"><text:tab/>Classes </text:span><text:span text:style-name="T5">private_t </text:span><text:span text:style-name="T1">and </text:span><text:span text:style-name="T5">bus_t</text:span><text:span text:style-name="T1"> have to implement functionality</text:span></text:p>
      <text:p text:style-name="Standard"><text:span text:style-name="T1"><text:tab/>of class </text:span><text:span text:style-name="T5">car_t</text:span><text:span text:style-name="T1"> , which can’t be implemented in right way in the</text:span></text:p>
      <text:p text:style-name="Standard"><text:span text:style-name="T6"><text:s/></text:span><text:span text:style-name="T1"><text:tab/>base class.</text:span></text:p>
      <text:p text:style-name="P3"/>
      <text:p text:style-name="P16"/>
      <text:p text:style-name="P17"><text:s/></text:p>
      <text:list xml:id="list1563308216" text:style-name="WW8Num2">
        <text:list-item>
          <text:p text:style-name="P13"><text:span text:style-name="T5">private_t</text:span><text:span text:style-name="T1"> cars have additional functionality:</text:span></text:p>
        </text:list-item>
      </text:list>
      <text:p text:style-name="P8"><text:span text:style-name="T1">a) </text:span><text:span text:style-name="Source_20_Text">accelerate - <text:s/>accelerates speed by 10 km.p.h</text:span></text:p>
      <text:p text:style-name="P8"><text:span text:style-name="Source_20_Text">b) reduceSpeed - reduces speed by 10 km.p.h</text:span></text:p>
      <text:p text:style-name="P8"/>
      <text:p text:style-name="P18"/>
      <text:list xml:id="list1917707062" text:style-name="WW8Num3">
        <text:list-item>
          <text:p text:style-name="P14"><text:span text:style-name="T5">bus_t </text:span><text:span text:style-name="T1">objects have <text:s/>additional functionality:</text:span></text:p>
        </text:list-item>
      </text:list>
      <text:p text:style-name="P8"><text:span text:style-name="T1">a) </text:span><text:span text:style-name="Source_20_Text"><text:span text:style-name="T1">number of seats in the bus</text:span></text:span></text:p>
      <text:p text:style-name="P8"><text:span text:style-name="Source_20_Text"><text:span text:style-name="T1">b) line number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2" svg:font-family="'Lohit Hindi'" style:font-family-generic="modern"/>
    <style:font-face style:name="WenQuanYi Micro Hei1" svg:font-family="'WenQuanYi Micro Hei'" style:font-family-generic="modern"/>
    <style:font-face style:name="Lohit Hindi1" svg:font-family="'Lohit Hindi'" style:font-pitch="variable"/>
    <style:font-face style:name="Miriam" svg:font-family="Miriam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S Sans Serif" svg:font-family="'MS Sans Serif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MS Sans Serif" fo:font-family="'MS Sans Serif'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Miriam" style:font-family-complex="Miriam" style:font-pitch-complex="variable" style:font-size-complex="10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fo:font-size="10pt" style:font-name-asian="WenQuanYi Micro Hei1" style:font-family-asian="'WenQuanYi Micro Hei'" style:font-family-generic-asian="modern" style:font-size-asian="10pt" style:font-name-complex="Lohit Hindi2" style:font-family-complex="'Lohit Hindi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Courier New" style:font-family-complex="'Courier New'" style:font-family-generic-complex="modern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Courier New" style:font-family-complex="'Courier New'" style:font-family-generic-complex="moder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name-asian="WenQuanYi Micro Hei1" style:font-family-asian="'WenQuanYi Micro Hei'" style:font-family-generic-asian="modern" style:font-name-complex="Lohit Hindi2" style:font-family-complex="'Lohit Hindi'" style:font-family-generic-complex="moder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846in" fo:margin-right="0.984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2-03T08:02:00</meta:creation-date>
    <dc:date>2019-03-14T12:22:20.478037498</dc:date>
    <meta:editing-cycles>23</meta:editing-cycles>
    <meta:editing-duration>PT21M51S</meta:editing-duration>
    <meta:document-statistic meta:table-count="0" meta:image-count="0" meta:object-count="0" meta:page-count="1" meta:paragraph-count="30" meta:word-count="202" meta:character-count="1156" meta:non-whitespace-character-count="943"/>
    <meta:generator>LibreOffice/6.0.7.3$Linux_X86_64 LibreOffice_project/00m0$Build-3</meta:generator>
  </office:meta>
</office:document-meta>
</file>